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svg:stroke-color="#000000" draw:marker-end="Arrowheads_20_7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_20_Dot_20_4" svg:stroke-width="0cm" svg:stroke-color="#000000" draw:marker-end="Arrowheads_20_7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cm" svg:height="0.8cm" svg:x="5.5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1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mathbf{w}_0§svg§600§FALSE§</svg:desc>
          <draw:g>
            <draw:path draw:style-name="gr3" draw:text-style-name="P2" draw:layer="layout" svg:width="0.532cm" svg:height="0.246cm" svg:x="1.728cm" svg:y="13.877cm" svg:viewBox="0 0 533 247" svg:d="M0 0c178 0 356 0 533 0 0 82 0 165 0 247-177 0-355 0-533 0 0-82 0-165 0-247z">
              <text:p/>
            </draw:path>
            <draw:path draw:style-name="gr4" draw:text-style-name="P3" draw:layer="layout" svg:width="0.38cm" svg:height="0.218cm" svg:x="1.715cm" svg:y="13.852cm" svg:viewBox="0 0 381 219" svg:d="M348 33c2-7 5-11 33-11 0-7 0-15 0-22-11 1-25 1-38 1-12 0-36-1-46-1 0 7 0 15 0 22 5 0 28 2 28 7 0 2-1 4-1 6-17 42-35 84-52 125-18-46-37-92-56-138 9 0 18 0 27 0 0-7 0-15 0-22-15 0-41 1-56 1-19 0-40-1-49-1 0 7 0 15 0 22 10 0 20 0 30 0 9 25 6 18 9 27 0 1-1 5-1 7-13 31-26 62-39 93-17-42-35-84-52-127 9 0 19 0 28 0 0-7 0-15 0-22-19 1-40 1-60 1-15 0-36-1-53-1 0 7 0 15 0 22 9 0 19 0 28 0 25 61 50 122 75 183 5 8 6 14 18 14 13 0 14-6 17-14 18-42 36-84 53-126 17 42 35 84 52 126 3 8 5 14 17 14s15-6 18-14c23-57 46-114 70-172z">
              <text:p/>
            </draw:path>
            <draw:path draw:style-name="gr4" draw:text-style-name="P3" draw:layer="layout" svg:width="0.158cm" svg:height="0.233cm" svg:x="2.127cm" svg:y="13.915cm" svg:viewBox="0 0 159 234" svg:d="M159 119c0-38-4-65-19-90-12-15-32-29-60-29-80 0-80 93-80 119 0 25 0 115 80 115 79 0 79-90 79-115zM80 224c-16 0-37-8-44-37-5-20-5-48-5-73s0-51 5-69c7-28 30-35 44-35 18 0 36 11 41 30 6 20 7 44 7 74 0 25 0 51-5 71-6 33-29 39-43 39z">
              <text:p/>
            </draw:path>
          </draw:g>
        </draw:g>
        <draw:g>
          <svg:title>TexMaths</svg:title>
          <svg:desc>14§display§\nabla_{\mathbf{w}_0}{\tilde{\mathcal{L}_0}}§svg§600§FALSE§</svg:desc>
          <draw:g>
            <draw:path draw:style-name="gr5" draw:text-style-name="P2" draw:layer="layout" svg:width="1.411cm" svg:height="0.529cm" svg:x="5.782cm" svg:y="13.735cm" svg:viewBox="0 0 1412 530" svg:d="M706 530c-235 0-471 0-706 0 0-177 0-353 0-530 471 0 942 0 1412 0 0 177 0 353 0 530-235 0-470 0-706 0z">
              <text:p/>
            </draw:path>
            <draw:path draw:style-name="gr6" draw:text-style-name="P3" draw:layer="layout" svg:width="0.361cm" svg:height="0.35cm" svg:x="5.781cm" svg:y="13.827cm" svg:viewBox="0 0 362 351" svg:d="M359 10c2-2 3-4 3-7s0-3-11-3c-113 0-227 0-340 0-11 0-11 0-11 3s1 5 1 7c56 110 111 221 167 331 3 7 4 10 12 10 9 0 10-3 14-10 55-110 110-221 165-331zM60 35c90 0 180 0 270 0-45 90-89 180-134 270-45-90-91-180-136-270z">
              <text:p/>
            </draw:path>
            <draw:path draw:style-name="gr6" draw:text-style-name="P3" draw:layer="layout" svg:width="0.297cm" svg:height="0.153cm" svg:x="6.178cm" svg:y="14.083cm" svg:viewBox="0 0 298 154" svg:d="M274 25c3-4 3-4 8-5 6 0 9 0 16 0 0-7 0-13 0-20-10 0-20 1-29 1-12 0-24 0-35-1 0 7 0 13 0 20 9 0 12 0 18 1-14 31-27 62-41 94-13-32-27-64-40-95 5 0 11 0 16 0 0-7 0-13 0-20-1 0-26 1-40 1-10 0-24 0-35-1 0 7 0 13 0 20 7 0 14 0 21 0 4 7 3 5 4 8 0 1-1 3-1 4-11 24-22 49-33 73-12-29-25-57-37-85 6 0 12 0 18 0 0-7 0-13 0-20-15 0-31 1-45 1s-36-1-39-1c0 7 0 13 0 20 7 0 14 0 21 0 18 42 36 83 55 125 4 9 9 9 16 9 9 0 14 0 18-9 13-29 26-59 38-89 13 29 26 59 39 88 5 10 9 10 17 10 9 0 14 0 18-9 18-40 35-80 52-120z">
              <text:p/>
            </draw:path>
            <draw:path draw:style-name="gr6" draw:text-style-name="P3" draw:layer="layout" svg:width="0.128cm" svg:height="0.168cm" svg:x="6.507cm" svg:y="14.121cm" svg:viewBox="0 0 129 169" svg:d="M129 85c0-18 0-85-65-85-64 0-64 67-64 85s0 84 64 84c65 0 65-66 65-84zM64 161c-9 0-30-3-36-28-3-13-4-31-4-51 0-18 0-34 4-48 7-21 25-26 36-26 19 0 31 10 35 27 4 13 4 32 4 47 0 17 0 37-4 51-5 24-25 28-35 28z">
              <text:p/>
            </draw:path>
            <draw:path draw:style-name="gr6" draw:text-style-name="P3" draw:layer="layout" svg:width="0.163cm" svg:height="0.045cm" svg:x="6.901cm" svg:y="13.71cm" svg:viewBox="0 0 164 46" svg:d="M164 7c-3-2-6-5-9-7 0 1-18 24-40 24-12 0-23-7-31-13-14-7-22-11-31-11-19 0-28 11-53 39 3 2 6 5 8 7 0-1 19-24 40-24 11 0 23 7 32 13 14 7 22 11 30 11 19 0 28-11 54-39z">
              <text:p/>
            </draw:path>
            <draw:path draw:style-name="gr6" draw:text-style-name="P3" draw:layer="layout" svg:width="0.305cm" svg:height="0.355cm" svg:x="6.719cm" svg:y="13.816cm" svg:viewBox="0 0 306 356" svg:d="M73 301c26-42 35-73 40-100 18-67 37-126 67-160 6-6 10-10 26-10 33 0 35 33 35 40 0 9-3 16-3 18 0 3 3 3 4 3 7 0 21-5 34-14 8-7 12-11 12-32 0-26-14-46-40-46-17 0-61 4-108 52-39 40-63 128-71 166-10 34-13 49-28 78-3 6-17 27-23 34-14 12-18 21-18 24 0 1 0 2 4 2 2 0 11-1 25-9 9-6 9-7 20-19 25 0 42 5 73 14 25 7 50 14 75 14 41 0 80-29 97-51 9-13 12-25 12-27 0-4-3-4-4-4-7 0-20 6-28 11-12 9-14 13-17 20-2 8-5 12-7 15-4 6-5 6-12 6-24 0-48-7-80-16-14-4-42-12-66-12-7 0-14 1-19 3z">
              <text:p/>
            </draw:path>
            <draw:path draw:style-name="gr6" draw:text-style-name="P3" draw:layer="layout" svg:width="0.158cm" svg:height="0.234cm" svg:x="7.061cm" svg:y="14.008cm" svg:viewBox="0 0 159 235" svg:d="M159 119c0-38-4-66-21-90-9-15-32-29-58-29-80 0-80 94-80 119 0 24 0 116 80 116 79 0 79-92 79-116zM80 225c-17 0-38-10-44-38-5-19-5-49-5-74s0-50 5-70c7-26 30-33 44-33 18 0 36 11 42 31 5 18 5 43 5 72 0 25 0 52-4 73-7 31-29 39-43 39z">
              <text:p/>
            </draw:path>
          </draw:g>
        </draw:g>
        <draw:custom-shape draw:style-name="gr2" draw:text-style-name="P1" xml:id="id2" draw:id="id2" draw:layer="layout" svg:width="1cm" svg:height="1cm" svg:x="3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\mathcal{L}_0}§svg§600§FALSE§</svg:desc>
          <draw:g>
            <draw:path draw:style-name="gr5" draw:text-style-name="P2" draw:layer="layout" svg:width="0.464cm" svg:height="0.481cm" svg:x="3.76cm" svg:y="13.759cm" svg:viewBox="0 0 465 482" svg:d="M233 482c-77 0-155 0-233 0 0-161 0-321 0-482 155 0 310 0 465 0 0 161 0 321 0 482-77 0-154 0-232 0z">
              <text:p/>
            </draw:path>
            <draw:path draw:style-name="gr6" draw:text-style-name="P3" draw:layer="layout" svg:width="0.162cm" svg:height="0.045cm" svg:x="3.932cm" svg:y="13.734cm" svg:viewBox="0 0 163 46" svg:d="M163 7c-2-2-5-5-8-7 0 1-18 24-39 24-11 0-24-7-32-13-14-7-23-11-31-11-18 0-28 11-53 39 3 2 6 5 8 7 0-1 19-24 41-24 11 0 22 7 31 13 14 7 22 11 30 11 19 0 28-11 53-39z">
              <text:p/>
            </draw:path>
            <draw:path draw:style-name="gr6" draw:text-style-name="P3" draw:layer="layout" svg:width="0.305cm" svg:height="0.355cm" svg:x="3.75cm" svg:y="13.84cm" svg:viewBox="0 0 306 356" svg:d="M73 300c26-42 35-72 42-99 16-67 34-126 65-160 6-6 10-10 25-10 35 0 35 33 35 40 0 9-1 16-1 18 0 3 2 2 3 3 8 0 21-5 33-14 9-7 13-11 13-32 0-26-14-46-41-46-15 0-58 4-107 52-39 40-62 128-72 166-8 33-12 49-26 78-4 6-17 27-24 34-12 12-18 21-18 23s1 3 4 3 13-1 25-10c9-5 10-7 21-18 24 0 42 4 73 14 25 7 50 14 74 14 40 0 81-29 96-52 10-12 13-25 13-26 0-4-3-4-4-4-7 0-20 5-28 11-13 8-14 12-17 19-3 9-6 13-7 16-4 5-4 5-11 5-24 0-49-7-81-15-14-4-41-13-66-13-5 0-12 2-19 3z">
              <text:p/>
            </draw:path>
            <draw:path draw:style-name="gr6" draw:text-style-name="P3" draw:layer="layout" svg:width="0.158cm" svg:height="0.234cm" svg:x="4.091cm" svg:y="14.031cm" svg:viewBox="0 0 159 235" svg:d="M159 119c0-38-4-66-21-90-9-15-32-29-58-29-80 0-80 94-80 119 0 24 0 116 80 116 79 0 79-93 79-116zM80 225c-16 0-37-10-44-38-5-19-5-47-5-74 0-25 0-50 5-70 7-26 30-33 44-33 18 0 36 11 42 31 5 18 5 43 5 72 0 27 0 52-4 73-7 32-29 39-43 39z">
              <text:p/>
            </draw:path>
          </draw:g>
        </draw:g>
        <draw:custom-shape draw:style-name="gr1" draw:text-style-name="P1" xml:id="id6" draw:id="id6" draw:layer="layout" svg:width="2cm" svg:height="0.8cm" svg:x="12.5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cm" svg:height="1cm" svg:x="8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mathbf{w}_1§svg§600§FALSE§</svg:desc>
          <draw:g>
            <draw:path draw:style-name="gr5" draw:text-style-name="P2" draw:layer="layout" svg:width="0.517cm" svg:height="0.239cm" svg:x="8.735cm" svg:y="13.88cm" svg:viewBox="0 0 518 240" svg:d="M0 0c173 0 346 0 518 0 0 80 0 160 0 240-172 0-345 0-518 0 0-80 0-160 0-240z">
              <text:p/>
            </draw:path>
            <draw:path draw:style-name="gr6" draw:text-style-name="P3" draw:layer="layout" svg:width="0.38cm" svg:height="0.218cm" svg:x="8.722cm" svg:y="13.855cm" svg:viewBox="0 0 381 219" svg:d="M348 33c3-7 4-11 33-11 0-7 0-15 0-22-11 1-26 1-37 1-13 0-37-1-48-1 0 7 0 15 0 22 6 0 30 2 30 7 0 2-2 4-3 6-17 42-34 84-51 125-18-46-37-92-55-138 8 0 17 0 26 0 0-7 0-15 0-22-15 0-40 1-56 1-19 0-40-1-49-1 0 7 0 15 0 22 10 0 20 0 30 0 9 25 6 18 9 27 0 1-1 5-1 7-13 31-26 62-39 93-17-42-35-84-52-127 10 0 19 0 28 0 0-7 0-15 0-22-19 1-40 1-60 1-15 0-36-1-53-1 0 7 0 15 0 22 9 0 19 0 28 0 25 61 50 122 75 183 3 8 7 14 19 14 11 0 14-6 16-14 18-42 35-84 52-126 18 42 35 84 53 126 3 8 4 14 17 14 12 0 14-6 18-14 23-57 47-114 70-172z">
              <text:p/>
            </draw:path>
            <draw:path draw:style-name="gr6" draw:text-style-name="P3" draw:layer="layout" svg:width="0.123cm" svg:height="0.226cm" svg:x="9.154cm" svg:y="13.918cm" svg:viewBox="0 0 124 227" svg:d="M77 10c0-10 0-10-10-10-22 22-53 22-67 22 0 4 0 9 0 13 8 0 31 0 49-10 0 58 0 116 0 174 0 12 0 16-34 16-4 0-9 0-14 0 0 4 0 8 0 12 7 0 49-1 62-1 11 0 54 1 61 1 0-4 0-8 0-12-4 0-8 0-12 0-35 0-35-4-35-16 0-63 0-126 0-189z">
              <text:p/>
            </draw:path>
          </draw:g>
        </draw:g>
        <draw:g>
          <svg:title>TexMaths</svg:title>
          <svg:desc>14§display§\nabla_{\mathbf{w}_1}{\tilde{\mathcal{L}_1}}§svg§600§FALSE§</svg:desc>
          <draw:g>
            <draw:path draw:style-name="gr3" draw:text-style-name="P2" draw:layer="layout" svg:width="1.396cm" svg:height="0.523cm" svg:x="12.789cm" svg:y="13.738cm" svg:viewBox="0 0 1397 524" svg:d="M698 524c-233 0-465 0-698 0 0-175 0-349 0-524 466 0 932 0 1397 0 0 175 0 349 0 524-233 0-466 0-699 0z">
              <text:p/>
            </draw:path>
            <draw:path draw:style-name="gr4" draw:text-style-name="P3" draw:layer="layout" svg:width="0.361cm" svg:height="0.35cm" svg:x="12.788cm" svg:y="13.83cm" svg:viewBox="0 0 362 351" svg:d="M360 10c1-2 2-4 2-7s0-3-12-3c-113 0-226 0-339 0-11 0-11 0-11 3s1 5 1 7c56 110 111 220 167 331 3 7 4 10 12 10 9 0 10-3 14-10 55-111 110-221 166-331zM60 35c90 0 180 0 270 0-45 90-89 180-134 270-45-90-91-180-136-270z">
              <text:p/>
            </draw:path>
            <draw:path draw:style-name="gr4" draw:text-style-name="P3" draw:layer="layout" svg:width="0.296cm" svg:height="0.153cm" svg:x="13.185cm" svg:y="14.086cm" svg:viewBox="0 0 297 154" svg:d="M274 25c2-4 3-5 9-5 4-2 7-2 14-2 0-6 0-12 0-18-9 0-19 1-28 1-12 0-24-1-35-1 0 6 0 12 0 18 9 0 12 2 18 3-14 31-27 61-41 92-13-32-27-63-40-95 5 0 11 0 16 0 0-6 0-12 0-18-1 0-26 1-40 1-10 0-25-1-35-1 0 6 0 12 0 18 7 0 14 0 21 0 4 9 3 7 4 10 0 1-1 3-1 4-11 24-22 49-32 73-13-29-26-58-38-87 5 0 11 0 17 0 0-6 0-12 0-18-14 0-30 1-45 1-13 0-37-1-38-1 0 6 0 12 0 18 7 0 14 0 21 0 18 43 36 85 55 127 4 9 8 9 16 9 7 0 14 0 19-9 12-30 25-59 37-89 13 29 26 59 39 88 5 10 9 10 17 10 9 0 14 0 17-9 18-40 35-80 53-120z">
              <text:p/>
            </draw:path>
            <draw:path draw:style-name="gr4" draw:text-style-name="P3" draw:layer="layout" svg:width="0.1cm" svg:height="0.162cm" svg:x="13.529cm" svg:y="14.124cm" svg:viewBox="0 0 101 163" svg:d="M63 7c0-7-1-7-10-7-17 15-45 15-49 15-1 0-3 0-4 0 0 4 0 8 0 12 1 0 3 0 4 0 6 0 21-2 35-7 0 41 0 82 0 122 0 7 0 10-25 10-4 0-8 0-13 0 0 4 0 8 0 11 14-1 36-1 51-1 14 0 35 0 49 1 0-3 0-7 0-11-4 0-9 0-13 0-25 0-25-3-25-10 0-45 0-90 0-135z">
              <text:p/>
            </draw:path>
            <draw:path draw:style-name="gr4" draw:text-style-name="P3" draw:layer="layout" svg:width="0.161cm" svg:height="0.045cm" svg:x="13.908cm" svg:y="13.713cm" svg:viewBox="0 0 162 46" svg:d="M162 7c-2-2-4-5-7-7 0 1-18 24-40 24-11 0-24-7-32-13-13-7-23-11-31-11-18 0-28 11-52 39 2 2 5 5 7 7 0-1 20-24 41-24 11 0 23 7 32 13 12 7 22 11 31 11 18 0 27-11 51-39z">
              <text:p/>
            </draw:path>
            <draw:path draw:style-name="gr4" draw:text-style-name="P3" draw:layer="layout" svg:width="0.305cm" svg:height="0.355cm" svg:x="13.725cm" svg:y="13.819cm" svg:viewBox="0 0 306 356" svg:d="M74 300c27-42 34-72 41-99 16-67 36-126 65-160 7-6 10-10 27-10 34 0 35 33 35 40 0 9-3 16-3 18 0 3 2 2 3 3 8 0 21-5 34-14 9-7 14-11 14-32 0-26-14-46-42-46-16 0-59 4-107 52-39 40-63 128-72 166-9 33-13 49-27 78-4 6-17 27-24 34-12 12-18 21-18 23 1 1 1 3 4 3s13-3 25-11c9-4 10-6 21-17 26 0 42 4 73 14 25 7 50 14 76 14 39 0 79-31 95-51 10-13 12-26 12-27 0-4-2-3-2-4-9 0-20 5-28 11-14 8-14 11-17 20-3 8-6 12-9 15-4 5-4 5-11 5-24 0-49-7-81-15-14-4-40-12-64-12-7 0-14 0-20 2z">
              <text:p/>
            </draw:path>
            <draw:path draw:style-name="gr4" draw:text-style-name="P3" draw:layer="layout" svg:width="0.125cm" svg:height="0.227cm" svg:x="14.086cm" svg:y="14.01cm" svg:viewBox="0 0 126 228" svg:d="M78 10c0-10-1-10-11-10-21 21-53 21-67 21 0 4 0 8 0 13 8 0 31 0 50-10 0 58 0 117 0 176 0 11 0 15-35 15-4 0-8 0-12 0 0 4 0 8 0 13 5-2 49-2 61-2 10 0 54 0 62 2 0-5 0-9 0-13-5 0-9 0-14 0-34 0-34-4-34-15 0-64 0-127 0-190z">
              <text:p/>
            </draw:path>
          </draw:g>
        </draw:g>
        <draw:custom-shape draw:style-name="gr2" draw:text-style-name="P1" xml:id="id5" draw:id="id5" draw:layer="layout" svg:width="1cm" svg:height="1cm" svg:x="10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\mathcal{L}_1}§svg§600§FALSE§</svg:desc>
          <draw:g>
            <draw:path draw:style-name="gr5" draw:text-style-name="P2" draw:layer="layout" svg:width="0.448cm" svg:height="0.474cm" svg:x="10.768cm" svg:y="13.763cm" svg:viewBox="0 0 449 475" svg:d="M225 475c-75 0-150 0-225 0 0-158 0-317 0-475 150 0 300 0 449 0 0 158 0 317 0 475-75 0-149 0-224 0z">
              <text:p/>
            </draw:path>
            <draw:path draw:style-name="gr6" draw:text-style-name="P3" draw:layer="layout" svg:width="0.162cm" svg:height="0.045cm" svg:x="10.939cm" svg:y="13.738cm" svg:viewBox="0 0 163 46" svg:d="M163 7c-3-2-5-5-8-7 0 1-18 24-41 24-11 0-22-7-30-13-14-7-23-11-31-11-18 0-28 11-53 39 3 2 6 5 8 7 0-1 19-24 39-24 12 0 24 7 33 13 13 7 22 11 30 11 18 0 28-11 53-39z">
              <text:p/>
            </draw:path>
            <draw:path draw:style-name="gr6" draw:text-style-name="P3" draw:layer="layout" svg:width="0.305cm" svg:height="0.355cm" svg:x="10.758cm" svg:y="13.844cm" svg:viewBox="0 0 306 356" svg:d="M73 300c26-42 34-72 41-99 17-67 35-126 66-161 6-5 10-9 25-9 34 0 35 33 35 40 0 9-3 16-3 18 0 3 3 3 4 3 7 0 21-5 34-14 8-7 12-11 12-32 0-26-14-46-40-46-17 0-59 4-107 52-40 40-62 128-72 166-8 33-12 49-28 78-2 6-15 27-22 34-12 12-18 21-18 23 1 1 1 3 4 3s13-3 25-10c9-5 10-7 21-18 24 0 42 4 73 14 23 7 49 14 74 14 40 0 79-29 96-52 10-12 13-25 13-26 0-4-3-4-5-4-7 0-19 5-28 11-12 8-13 11-16 19-3 9-6 13-7 16-4 5-4 5-13 5-24 0-47-7-79-15-14-4-41-13-66-13-5 0-12 2-19 3z">
              <text:p/>
            </draw:path>
            <draw:path draw:style-name="gr6" draw:text-style-name="P3" draw:layer="layout" svg:width="0.123cm" svg:height="0.227cm" svg:x="11.118cm" svg:y="14.035cm" svg:viewBox="0 0 124 228" svg:d="M77 10c0-10-2-10-10-10-22 21-53 21-67 21 0 4 0 8 0 13 7 0 31 0 49-10 0 58 0 117 0 176 0 11 0 15-34 15-4 0-9 0-14 0 0 4 0 8 0 13 7 0 49-2 62-2 11 0 53 2 61 2 0-5 0-9 0-13-4 0-9 0-14 0-33 0-33-4-33-15 0-64 0-127 0-190z">
              <text:p/>
            </draw:path>
          </draw:g>
        </draw:g>
        <draw:connector draw:style-name="gr7" draw:text-style-name="P4" draw:layer="layout" draw:type="curve" svg:x1="2.5cm" svg:y1="14cm" svg:x2="3.5cm" svg:y2="14cm" draw:start-shape="id1" draw:start-glue-point="10" draw:end-shape="id2" draw:end-glue-point="6" svg:d="M2500 14000h1000" svg:viewBox="0 0 1001 1">
          <text:p/>
        </draw:connector>
        <draw:connector draw:style-name="gr7" draw:text-style-name="P4" draw:layer="layout" draw:type="curve" svg:x1="4.5cm" svg:y1="14cm" svg:x2="5.5cm" svg:y2="14cm" draw:start-shape="id2" draw:start-glue-point="10" draw:end-shape="id3" draw:end-glue-point="3" svg:d="M4500 14000h1000" svg:viewBox="0 0 1001 1">
          <text:p/>
        </draw:connector>
        <draw:connector draw:style-name="gr7" draw:text-style-name="P4" draw:layer="layout" draw:type="curve" svg:x1="7.5cm" svg:y1="14cm" svg:x2="8.5cm" svg:y2="14cm" draw:start-shape="id3" draw:start-glue-point="1" draw:end-shape="id4" draw:end-glue-point="6" svg:d="M7500 14000h1000" svg:viewBox="0 0 1001 1">
          <text:p/>
        </draw:connector>
        <draw:connector draw:style-name="gr7" draw:text-style-name="P4" draw:layer="layout" draw:type="curve" svg:x1="9.5cm" svg:y1="14cm" svg:x2="10.5cm" svg:y2="14cm" draw:start-shape="id4" draw:start-glue-point="10" draw:end-shape="id5" draw:end-glue-point="6" svg:d="M9500 14000h1000" svg:viewBox="0 0 1001 1">
          <text:p/>
        </draw:connector>
        <draw:connector draw:style-name="gr7" draw:text-style-name="P4" draw:layer="layout" draw:type="curve" svg:x1="11.5cm" svg:y1="14cm" svg:x2="12.5cm" svg:y2="14cm" draw:start-shape="id5" draw:start-glue-point="10" draw:end-shape="id6" draw:end-glue-point="3" svg:d="M11500 14000h1000" svg:viewBox="0 0 1001 1">
          <text:p/>
        </draw:connector>
        <draw:custom-shape draw:style-name="gr8" draw:text-style-name="P1" xml:id="id8" draw:id="id8" draw:layer="layout" svg:width="1cm" svg:height="1cm" svg:x="1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\lambda}§svg§600§FALSE§</svg:desc>
          <draw:g>
            <draw:path draw:style-name="gr3" draw:text-style-name="P2" draw:layer="layout" svg:width="0.216cm" svg:height="0.411cm" svg:x="1.879cm" svg:y="11.794cm" svg:viewBox="0 0 217 412" svg:d="M0 0c72 0 145 0 217 0 0 137 0 275 0 412-72 0-145 0-217 0 0-137 0-275 0-412z">
              <text:p/>
            </draw:path>
            <draw:path draw:style-name="gr4" draw:text-style-name="P3" draw:layer="layout" svg:width="0.16cm" svg:height="0.045cm" svg:x="1.915cm" svg:y="11.769cm" svg:viewBox="0 0 161 46" svg:d="M161 7c-2-2-4-5-7-7-13 8-19 24-40 24-11 0-24-7-32-13-12-8-22-11-29-11-20 0-28 11-53 38 2 2 5 5 7 8 0-1 19-24 40-24 11 0 24 7 32 13 13 7 23 11 31 11 18 0 26-11 51-39z">
              <text:p/>
            </draw:path>
            <draw:path draw:style-name="gr4" draw:text-style-name="P3" draw:layer="layout" svg:width="0.24cm" svg:height="0.345cm" svg:x="1.88cm" svg:y="11.885cm" svg:viewBox="0 0 241 346" svg:d="M148 197c19 51 43 127 51 138 7 10 13 10 25 10 4 0 7 0 11 0 6 0 6-3 6-4 0-2-2-3-3-5-4-5-7-12-11-22-33-93-66-186-99-279-11-28-38-35-60-35-3 0-8 0-8 6 0 4 3 5 4 5 15 3 19 6 32 39 16 44 32 89 47 133-45 45-90 89-135 134-5 5-8 8-8 15 0 9 6 14 14 14s12-5 17-10c39-46 78-93 117-139z">
              <text:p/>
            </draw:path>
          </draw:g>
        </draw:g>
        <draw:custom-shape draw:style-name="gr2" draw:text-style-name="P1" xml:id="id7" draw:id="id7" draw:layer="layout" svg:width="1cm" svg:height="1cm" svg:x="15.501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mathbf{w}_2§svg§600§FALSE§</svg:desc>
          <draw:g>
            <draw:path draw:style-name="gr3" draw:text-style-name="P2" draw:layer="layout" svg:width="0.528cm" svg:height="0.239cm" svg:x="15.737cm" svg:y="13.882cm" svg:viewBox="0 0 529 240" svg:d="M0 0c176 0 353 0 529 0 0 80 0 160 0 240-176 0-353 0-529 0 0-80 0-160 0-240z">
              <text:p/>
            </draw:path>
            <draw:path draw:style-name="gr4" draw:text-style-name="P3" draw:layer="layout" svg:width="0.38cm" svg:height="0.218cm" svg:x="15.724cm" svg:y="13.857cm" svg:viewBox="0 0 381 219" svg:d="M348 33c3-7 4-11 33-11 0-7 0-15 0-22-11 1-25 1-37 1-13 0-37-1-47-1 0 7 0 15 0 22 5 0 28 2 28 7 0 2-1 4-2 6-17 42-34 84-51 125-18-46-37-92-56-138 9 0 18 0 27 0 0-7 0-15 0-22-15 0-40 1-56 1-19 0-40-1-49-1 0 7 0 15 0 22 10 0 20 0 30 0 9 25 6 18 9 27 0 1-1 5-1 7-13 31-26 62-39 93-17-42-35-84-52-127 10 0 19 0 28 0 0-7 0-15 0-22-19 1-40 1-60 1-15 0-36-1-53-1 0 7 0 15 0 22 9 0 19 0 28 0 25 61 50 122 75 183 5 8 7 14 19 14 11 0 13-6 16-14 17-42 35-84 52-126 18 42 35 84 53 126 3 8 4 14 17 14 12 0 14-6 18-14 23-57 46-114 70-172z">
              <text:p/>
            </draw:path>
            <draw:path draw:style-name="gr4" draw:text-style-name="P3" draw:layer="layout" svg:width="0.15cm" svg:height="0.226cm" svg:x="16.14cm" svg:y="13.92cm" svg:viewBox="0 0 151 227" svg:d="M151 165c-4 0-8 0-11 0-2 8-6 27-10 32-3 1-29 1-34 1-21 0-42 0-62 0 36-32 47-40 68-57 25-20 49-42 49-74 0-42-36-67-80-67-43 0-71 31-71 61 0 18 14 20 18 20 7 0 18-6 18-18 0-7-2-18-21-18 12-25 34-32 51-32 33 0 51 26 51 54 0 29-21 53-32 65-27 27-55 54-82 81-3 5-3 5-3 14 47 0 94 0 141 0 3-21 7-42 10-62z">
              <text:p/>
            </draw:path>
          </draw:g>
        </draw:g>
        <draw:connector draw:style-name="gr7" draw:text-style-name="P4" draw:layer="layout" draw:type="curve" svg:x1="14.5cm" svg:y1="14cm" svg:x2="15.501cm" svg:y2="14.001cm" draw:start-shape="id6" draw:start-glue-point="1" draw:end-shape="id7" draw:end-glue-point="6" svg:d="M14500 14000c751 0 251 1 1001 1" svg:viewBox="0 0 1002 2">
          <text:p/>
        </draw:connector>
        <draw:custom-shape draw:style-name="gr2" draw:text-style-name="P1" xml:id="id9" draw:id="id9" draw:layer="layout" svg:width="1cm" svg:height="1cm" svg:x="17.5cm" svg:y="1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svg:title>TexMaths</svg:title>
          <svg:desc>14§display§\tilde{\mathcal{L}_2}§svg§600§FALSE§</svg:desc>
          <draw:g>
            <draw:path draw:style-name="gr3" draw:text-style-name="P2" draw:layer="layout" svg:width="0.46cm" svg:height="0.474cm" svg:x="17.762cm" svg:y="13.763cm" svg:viewBox="0 0 461 475" svg:d="M231 475c-77 0-154 0-231 0 0-158 0-317 0-475 154 0 307 0 461 0 0 158 0 317 0 475-77 0-154 0-230 0z">
              <text:p/>
            </draw:path>
            <draw:path draw:style-name="gr4" draw:text-style-name="P3" draw:layer="layout" svg:width="0.163cm" svg:height="0.045cm" svg:x="17.934cm" svg:y="13.738cm" svg:viewBox="0 0 164 46" svg:d="M164 7c-3-2-6-5-9-7 0 1-18 24-40 24-12 0-23-7-31-13-14-7-23-11-31-11-18 0-28 11-53 39 3 2 6 5 8 7 0-1 19-24 40-24 12 0 23 7 32 13 14 7 22 11 30 11 19 0 28-11 54-39z">
              <text:p/>
            </draw:path>
            <draw:path draw:style-name="gr4" draw:text-style-name="P3" draw:layer="layout" svg:width="0.305cm" svg:height="0.355cm" svg:x="17.752cm" svg:y="13.844cm" svg:viewBox="0 0 306 356" svg:d="M73 300c26-42 35-72 42-99 16-67 35-126 65-161 6-5 10-9 25-9 34 0 35 33 35 40 0 9-2 16-2 18 0 3 2 3 4 3 7 0 21-5 33-14 9-7 13-11 13-32 0-26-14-46-41-46-16 0-58 4-107 52-39 40-62 128-72 166-8 33-12 49-27 78-3 6-16 27-23 34-12 12-18 21-18 23 1 1 1 3 4 3s13-3 25-10c9-5 10-7 21-18 24 0 42 4 73 14 25 7 49 14 74 14 41 0 80-29 96-52 10-12 13-25 13-26 0-4-3-4-4-4-7 0-20 5-28 11-13 8-14 11-17 19-3 9-5 13-7 16-4 5-4 5-12 5-23 0-48-7-80-15-14-4-41-13-66-13-5 0-12 2-19 3z">
              <text:p/>
            </draw:path>
            <draw:path draw:style-name="gr4" draw:text-style-name="P3" draw:layer="layout" svg:width="0.151cm" svg:height="0.227cm" svg:x="18.096cm" svg:y="14.035cm" svg:viewBox="0 0 152 228" svg:d="M152 165c-4 0-8 0-12 0 0 8-4 28-9 31-2 2-29 2-33 2-21 0-42 0-63 0 35-32 47-42 68-57 26-21 49-42 49-74 0-42-36-67-81-67-42 0-71 29-71 61 0 17 15 19 18 19 9 0 18-6 18-19 0-5-1-18-19-18 11-23 33-30 50-30 34 0 52 26 52 54 0 29-21 53-32 66-28 27-55 54-83 81-4 2-4 4-4 14 47 0 94 0 141 0 4-21 8-42 11-63z">
              <text:p/>
            </draw:path>
          </draw:g>
        </draw:g>
        <draw:connector draw:style-name="gr7" draw:text-style-name="P4" draw:layer="layout" draw:type="curve" svg:x1="2cm" svg:y1="12.5cm" svg:x2="3.646cm" svg:y2="13.646cm" draw:start-shape="id8" draw:start-glue-point="8" draw:end-shape="id2" draw:end-glue-point="5" svg:d="M2000 12500c0 764 548 1146 1646 1146" svg:viewBox="0 0 1647 1147">
          <text:p/>
        </draw:connector>
        <draw:connector draw:style-name="gr7" draw:text-style-name="P4" draw:layer="layout" draw:type="curve" svg:x1="2.5cm" svg:y1="12cm" svg:x2="10.646cm" svg:y2="13.646cm" draw:start-shape="id8" draw:start-glue-point="10" draw:end-shape="id5" draw:end-glue-point="5" svg:d="M2500 12000c6001 0 1929 1646 8146 1646" svg:viewBox="0 0 8147 1647">
          <text:p/>
        </draw:connector>
        <draw:connector draw:style-name="gr7" draw:text-style-name="P4" draw:layer="layout" draw:type="curve" svg:x1="2.5cm" svg:y1="12cm" svg:x2="17.646cm" svg:y2="13.646cm" draw:start-shape="id8" draw:start-glue-point="10" draw:end-shape="id9" draw:end-glue-point="5" svg:d="M2500 12000c11251 0 3679 1646 15146 1646" svg:viewBox="0 0 15147 1647">
          <text:p/>
        </draw:connector>
        <draw:connector draw:style-name="gr7" draw:text-style-name="P4" draw:layer="layout" draw:type="curve" svg:x1="16.501cm" svg:y1="14.001cm" svg:x2="17.5cm" svg:y2="14cm" draw:start-shape="id7" draw:start-glue-point="10" draw:end-shape="id9" draw:end-glue-point="6" svg:d="M16501 14001c750 0 251-1 999-1" svg:viewBox="0 0 1000 2">
          <text:p/>
        </draw:connector>
        <draw:custom-shape draw:style-name="gr8" draw:text-style-name="P1" xml:id="id10" draw:id="id10" draw:layer="layout" svg:width="1cm" svg:height="1cm" svg:x="6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eta§svg§600§FALSE§</svg:desc>
          <draw:g>
            <draw:path draw:style-name="gr3" draw:text-style-name="P2" draw:layer="layout" svg:width="0.19cm" svg:height="0.27cm" svg:x="6.398cm" svg:y="15.865cm" svg:viewBox="0 0 191 271" svg:d="M0 0c64 0 127 0 191 0 0 90 0 181 0 271-64 0-127 0-191 0 0-90 0-181 0-271z">
              <text:p/>
            </draw:path>
            <draw:path draw:style-name="gr4" draw:text-style-name="P3" draw:layer="layout" svg:width="0.226cm" svg:height="0.32cm" svg:x="6.387cm" svg:y="15.84cm" svg:viewBox="0 0 227 321" svg:d="M223 81c3-10 4-15 4-29 0-31-19-52-56-52-39 0-64 25-75 42-3-28-24-42-44-42-23 0-32 20-37 28-8 17-15 46-15 47 0 5 4 3 6 5 5 0 5 0 8-12 8-35 18-57 36-57 9 0 15 3 15 22 0 10-2 16-8 41-9 38-18 75-28 113-1 7-4 18-4 21 0 8 6 13 14 13 6 0 14-3 18-13 0-1 6-25 8-36 4-15 8-30 12-45 2-10 5-21 8-32 1-3 4-20 6-22 1-5 16-33 32-45 11-8 26-17 47-17s26 17 26 34c0 2 0 11-5 30-19 75-37 150-56 225-1 6-1 7-1 8 0 7 5 13 14 13 15 0 18-14 19-20 19-73 37-147 56-220z">
              <text:p/>
            </draw:path>
          </draw:g>
        </draw:g>
        <draw:connector draw:style-name="gr7" draw:text-style-name="P4" draw:layer="layout" draw:type="curve" svg:x1="6.5cm" svg:y1="15.5cm" svg:x2="8.646cm" svg:y2="14.354cm" draw:start-shape="id10" draw:start-glue-point="4" draw:end-shape="id4" draw:end-glue-point="7" svg:d="M6500 15500c0-764 715-1146 2146-1146" svg:viewBox="0 0 2147 1147">
          <text:p/>
        </draw:connector>
        <draw:connector draw:style-name="gr7" draw:text-style-name="P4" draw:layer="layout" draw:type="curve" svg:x1="7cm" svg:y1="16cm" svg:x2="15.647cm" svg:y2="14.355cm" draw:start-shape="id10" draw:start-glue-point="10" draw:end-shape="id7" draw:end-glue-point="7" svg:d="M7000 16000c6376 0 2053-1645 8647-1645" svg:viewBox="0 0 8648 164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7" draw:display-name="Arrowheads 7" svg:viewBox="0 826 1131 754" svg:d="M566 826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06T23:58:17.630976034</meta:creation-date>
    <dc:date>2022-02-07T02:44:05.280769954</dc:date>
    <meta:editing-duration>PT21M17S</meta:editing-duration>
    <meta:editing-cycles>8</meta:editing-cycles>
    <meta:generator>LibreOffice/7.2.5.2$MacOSX_X86_64 LibreOffice_project/499f9727c189e6ef3471021d6132d4c694f357e5</meta:generator>
    <meta:document-statistic meta:object-count="82"/>
  </office:meta>
</office:document-meta>
</file>